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>
      <style:paragraph-properties fo:text-align="center" style:justify-single-word="false"/>
      <style:text-properties officeooo:paragraph-rsid="0004c6fb"/>
    </style:style>
    <style:style style:name="T1" style:family="text">
      <style:text-properties officeooo:rsid="0004c6fb"/>
    </style:style>
    <style:style style:name="T2" style:family="text">
      <style:text-properties style:text-underline-style="solid" style:text-underline-width="auto" style:text-underline-color="font-color" officeooo:rsid="0004c6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">Lua Quick Reference</text:span></text:span></text:p>
      <text:p text:style-name="Text_20_body"><text:span text:style-name="Strong_20_Emphasis"/></text:p>
      <text:p text:style-name="Text_20_body"><text:span text:style-name="Strong_20_Emphasis">Lua:</text:span></text:p>
      <text:list text:style-name="L1">
        <text:list-item>
          <text:p text:style-name="P2">Lightweight, high-level programming language designed for embedded systems and scripting.</text:p>
        </text:list-item>
        <text:list-item>
          <text:p text:style-name="P2">Known for its simplicity, speed, and flexibility, often used in game development, scripting, and embedded applications.</text:p>
        </text:list-item>
        <text:list-item>
          <text:p text:style-name="P1">Provides a simple and expressive syntax with powerful features like first-class functions and coroutines.</text:p>
        </text:list-item>
      </text:list>
      <text:p text:style-name="Text_20_body"><text:span text:style-name="Strong_20_Emphasis">Basics:</text:span></text:p>
      <text:list text:style-name="L2">
        <text:list-item>
          <text:p text:style-name="P4">Use <text:span text:style-name="Source_20_Text">=</text:span> for assignment: <text:span text:style-name="Source_20_Text">x = 10</text:span>.</text:p>
        </text:list-item>
        <text:list-item>
          <text:p text:style-name="P3">Single-line comments start with <text:span text:style-name="Source_20_Text">--</text:span>, and multi-line comments are enclosed in <text:span text:style-name="Source_20_Text">--[[ ... ]]</text:span>.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Number: <text:span text:style-name="Source_20_Text">5</text:span>, <text:span text:style-name="Source_20_Text">3.14</text:span>.</text:p>
        </text:list-item>
        <text:list-item>
          <text:p text:style-name="P6">String: <text:span text:style-name="Source_20_Text">'hello'</text:span>, <text:span text:style-name="Source_20_Text">"world"</text:span>.</text:p>
        </text:list-item>
        <text:list-item>
          <text:p text:style-name="P6">Boolean: <text:span text:style-name="Source_20_Text">true</text:span>, <text:span text:style-name="Source_20_Text">false</text:span>.</text:p>
        </text:list-item>
        <text:list-item>
          <text:p text:style-name="P6">Nil: <text:span text:style-name="Source_20_Text">nil</text:span>.</text:p>
        </text:list-item>
        <text:list-item>
          <text:p text:style-name="P5">Table: <text:span text:style-name="Source_20_Text">{1, 2, 3}</text:span>, <text:span text:style-name="Source_20_Text">{name = 'John', age = 30}</text:span>.</text:p>
        </text:list-item>
      </text:list>
      <text:p text:style-name="Text_20_body"><text:span text:style-name="Strong_20_Emphasis">Functions:</text:span></text:p>
      <text:list text:style-name="L4">
        <text:list-item>
          <text:p text:style-name="P8">Define functions using the <text:span text:style-name="Source_20_Text">function</text:span> keyword.</text:p>
        </text:list-item>
        <text:list-item>
          <text:p text:style-name="P8">Example: <text:span text:style-name="Source_20_Text">function add(x, y) return x + y end</text:span>.</text:p>
        </text:list-item>
        <text:list-item>
          <text:p text:style-name="P7">Call functions with arguments: <text:span text:style-name="Source_20_Text">add(2, 3)</text:span>.</text:p>
        </text:list-item>
      </text:list>
      <text:p text:style-name="Text_20_body"><text:span text:style-name="Strong_20_Emphasis">Control Structures:</text:span></text:p>
      <text:list text:style-name="L5">
        <text:list-item>
          <text:p text:style-name="P10"><text:span text:style-name="Source_20_Text">if</text:span>, <text:span text:style-name="Source_20_Text">elseif</text:span>, <text:span text:style-name="Source_20_Text">else</text:span> for conditional branching.</text:p>
        </text:list-item>
        <text:list-item>
          <text:p text:style-name="P10"><text:span text:style-name="Source_20_Text">for</text:span> loops for iteration.</text:p>
        </text:list-item>
        <text:list-item>
          <text:p text:style-name="P10"><text:span text:style-name="Source_20_Text">while</text:span> loops for repeated execution.</text:p>
        </text:list-item>
        <text:list-item>
          <text:p text:style-name="P9"><text:span text:style-name="Source_20_Text">break</text:span> and <text:span text:style-name="Source_20_Text">continue</text:span> for loop control.</text:p>
        </text:list-item>
      </text:list>
      <text:p text:style-name="Text_20_body"><text:span text:style-name="Strong_20_Emphasis">Modules and Packages:</text:span></text:p>
      <text:list text:style-name="L6">
        <text:list-item>
          <text:p text:style-name="P12">Organize code into modules for better organization and reusability.</text:p>
        </text:list-item>
        <text:list-item>
          <text:p text:style-name="P12">Import modules using the <text:span text:style-name="Source_20_Text">require()</text:span> function.</text:p>
        </text:list-item>
        <text:list-item>
          <text:p text:style-name="P11">Create and distribute packages using LuaRocks package manager.</text:p>
        </text:list-item>
      </text:list>
      <text:p text:style-name="Text_20_body"><text:span text:style-name="Strong_20_Emphasis">Metatables and Metamethods:</text:span></text:p>
      <text:list text:style-name="L7">
        <text:list-item>
          <text:p text:style-name="P14">Metatables allow customization of tables' behavior.</text:p>
        </text:list-item>
        <text:list-item>
          <text:p text:style-name="P13">Define metamethods to define how tables respond to operations like addition, subtraction, and comparison.</text:p>
        </text:list-item>
      </text:list>
      <text:p text:style-name="Text_20_body"><text:soft-page-break/><text:span text:style-name="Strong_20_Emphasis">Coroutine:</text:span></text:p>
      <text:list text:style-name="L8">
        <text:list-item>
          <text:p text:style-name="P16">Coroutine is a lightweight thread-like feature for cooperative multitasking.</text:p>
        </text:list-item>
        <text:list-item>
          <text:p text:style-name="P15">Use <text:span text:style-name="Source_20_Text">coroutine.create()</text:span>, <text:span text:style-name="Source_20_Text">coroutine.resume()</text:span>, <text:span text:style-name="Source_20_Text">coroutine.yield()</text:span>, <text:span text:style-name="Source_20_Text">coroutine.status()</text:span> functions to manage coroutines.</text:p>
        </text:list-item>
      </text:list>
      <text:p text:style-name="Text_20_body"><text:span text:style-name="Strong_20_Emphasis">File I/O:</text:span></text:p>
      <text:list text:style-name="L9">
        <text:list-item>
          <text:p text:style-name="P18">Read from and write to files using the <text:span text:style-name="Source_20_Text">io</text:span> library.</text:p>
        </text:list-item>
        <text:list-item>
          <text:p text:style-name="P18">Open files using <text:span text:style-name="Source_20_Text">io.open()</text:span>, read from files using <text:span text:style-name="Source_20_Text">file:read()</text:span>, write to files using <text:span text:style-name="Source_20_Text">file:write()</text:span>.</text:p>
        </text:list-item>
        <text:list-item>
          <text:p text:style-name="P17">Close files using <text:span text:style-name="Source_20_Text">file:close()</text:span>.</text:p>
        </text:list-item>
      </text:list>
      <text:p text:style-name="Text_20_body"><text:span text:style-name="Strong_20_Emphasis">Error Handling:</text:span></text:p>
      <text:list text:style-name="L10">
        <text:list-item>
          <text:p text:style-name="P20">Use <text:span text:style-name="Source_20_Text">assert()</text:span> function to assert that an expression is true.</text:p>
        </text:list-item>
        <text:list-item>
          <text:p text:style-name="P19">Handle errors using <text:span text:style-name="Source_20_Text">pcall()</text:span> function to protect code blocks from errors and capture error messages.</text:p>
        </text:list-item>
      </text:list>
      <text:p text:style-name="Text_20_body"><text:span text:style-name="Strong_20_Emphasis">String Manipulation:</text:span></text:p>
      <text:list text:style-name="L11">
        <text:list-item>
          <text:p text:style-name="P22">Perform string operations like concatenation, substring, and formatting using built-in string functions.</text:p>
        </text:list-item>
        <text:list-item>
          <text:p text:style-name="P21">Use <text:span text:style-name="Source_20_Text">%</text:span> operator for string formatting.</text:p>
        </text:list-item>
      </text:list>
      <text:p text:style-name="Text_20_body"><text:span text:style-name="Strong_20_Emphasis">Math Library:</text:span></text:p>
      <text:list text:style-name="L12">
        <text:list-item>
          <text:p text:style-name="P23">Perform mathematical operations using built-in math functions like <text:span text:style-name="Source_20_Text">math.abs()</text:span>, <text:span text:style-name="Source_20_Text">math.sin()</text:span>, <text:span text:style-name="Source_20_Text">math.max()</text:span>, <text:span text:style-name="Source_20_Text">math.random()</text:span>.</text:p>
        </text:list-item>
      </text:list>
      <text:p text:style-name="Text_20_body"><text:span text:style-name="Strong_20_Emphasis">Table Manipulation:</text:span></text:p>
      <text:list text:style-name="L13">
        <text:list-item>
          <text:p text:style-name="P24">Manipulate tables using built-in table functions like <text:span text:style-name="Source_20_Text">table.insert()</text:span>, <text:span text:style-name="Source_20_Text">table.remove()</text:span>, <text:span text:style-name="Source_20_Text">table.concat()</text:span>, <text:span text:style-name="Source_20_Text">table.sort()</text:span>.</text:p>
        </text:list-item>
      </text:list>
      <text:p text:style-name="Text_20_body"><text:span text:style-name="Strong_20_Emphasis">Pattern Matching:</text:span></text:p>
      <text:list text:style-name="L14">
        <text:list-item>
          <text:p text:style-name="P25">Use pattern matching with <text:span text:style-name="Source_20_Text">string.match()</text:span> to search for patterns in strings using regular expressions.</text:p>
        </text:list-item>
      </text:list>
      <text:p text:style-name="Text_20_body"><text:span text:style-name="Strong_20_Emphasis">Package Management:</text:span></text:p>
      <text:list text:style-name="L15">
        <text:list-item>
          <text:p text:style-name="P27">Manage Lua packages using LuaRocks package manager.</text:p>
        </text:list-item>
        <text:list-item>
          <text:p text:style-name="P26">Install, update, and remove packages using LuaRocks commands (<text:span text:style-name="Source_20_Text">luarocks install</text:span>, <text:span text:style-name="Source_20_Text">luarocks remove</text:span>, <text:span text:style-name="Source_20_Text">luarocks list</text:span>).</text:p>
        </text:list-item>
      </text:list>
      <text:p text:style-name="Text_20_body"><text:span text:style-name="Strong_20_Emphasis">Testing:</text:span></text:p>
      <text:list text:style-name="L16">
        <text:list-item>
          <text:p text:style-name="P29">Write and run tests using testing frameworks like <text:span text:style-name="Source_20_Text">Busted</text:span> or simple <text:span text:style-name="Source_20_Text">assert()</text:span> statements.</text:p>
        </text:list-item>
        <text:list-item>
          <text:p text:style-name="P28">Busted provides expressive syntax for writing behavior-driven test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9:27.661881967</meta:creation-date>
    <dc:date>2024-04-07T12:17:31.967038044</dc:date>
    <meta:editing-duration>PT52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55" meta:word-count="407" meta:character-count="2745" meta:non-whitespace-character-count="2433"/>
  </office:meta>
</office:document-meta>
</file>